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ычный_5f_1">
      <style:graphic-properties draw:stroke="none" draw:fill="none" fo:min-height="9.352cm"/>
    </style:style>
    <style:style style:name="gr10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1" style:family="graphic" style:parent-style-name="Обычный_5f_2_5f_2_5f_1">
      <style:graphic-properties draw:stroke="none" draw:fill="none" fo:min-height="13.958cm"/>
    </style:style>
    <style:style style:name="gr1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16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0.636cm"/>
    </style:style>
    <style:style style:name="pr10" style:family="presentation" style:parent-style-name="Inspiration-subtitle">
      <style:graphic-properties fo:min-height="2.4cm"/>
    </style:style>
    <style:style style:name="pr11" style:family="presentation" style:parent-style-name="Inspiration-subtitle">
      <style:graphic-properties fo:min-height="3.2cm"/>
    </style:style>
    <style:style style:name="pr12" style:family="presentation" style:parent-style-name="Inspiration-subtitle">
      <style:graphic-properties fo:min-height="15.756cm"/>
    </style:style>
    <style:style style:name="pr13" style:family="presentation" style:parent-style-name="Inspiration-title">
      <style:graphic-properties fo:min-height="1.763cm"/>
    </style:style>
    <style:style style:name="pr14" style:family="presentation" style:parent-style-name="Inspiration-subtitle">
      <style:graphic-properties draw:fill-color="#ffffff" fo:min-height="15.2cm"/>
    </style:style>
    <style:style style:name="pr15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4" draw:text-style-name="P3" draw:layer="layout" svg:width="20.4cm" svg:height="2.134cm" svg:x="1.2cm" svg:y="4.041cm" presentation:class="subtitle" presentation:user-transformed="true">
          <draw:text-box>
            <text:p text:style-name="P2"><text:span text:style-name="T6">метрический подход - использование расстояний между </text:span><text:span text:style-name="T6">объектами</text:span></text:p>
            <text:p text:style-name="P2"><text:span text:style-name="T6"/></text:p>
            <text:p text:style-name="P2"><text:span text:style-name="T6">метрика - функция расстояния</text:span></text:p>
          </draw:text-box>
        </draw:frame>
        <draw:frame draw:style-name="gr2" draw:text-style-name="P4" draw:layer="layout" svg:width="4.838cm" svg:height="0.773cm" svg:x="9.8cm" svg:y="6.4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0.684cm" svg:y="9.0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0.788cm" svg:y="10.1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0.842cm" svg:y="11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3.284cm" svg:y="9cm">
          <draw:text-box>
            <text:p><text:span text:style-name="T6">аксиома тождества :</text:span></text:p>
          </draw:text-box>
        </draw:frame>
        <draw:frame draw:style-name="gr4" draw:text-style-name="P5" draw:layer="layout" svg:width="4.568cm" svg:height="0.989cm" svg:x="6.42cm" svg:y="10.188cm">
          <draw:text-box>
            <text:p><text:span text:style-name="T6">симметрия:</text:span></text:p>
          </draw:text-box>
        </draw:frame>
        <draw:frame draw:style-name="gr5" draw:text-style-name="P5" draw:layer="layout" svg:width="10.398cm" svg:height="1.189cm" svg:x="0.8cm" svg:y="11.211cm">
          <draw:text-box>
            <text:p><text:span text:style-name="T6"><text:s/></text:span><text:span text:style-name="T6">неравенство треугольника: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6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6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6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6">косинусная метрика: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7" draw:text-style-name="P3" draw:layer="layout" svg:width="20.799cm" svg:height="2.316cm" svg:x="1.201cm" svg:y="4.284cm" presentation:class="subtitle" presentation:user-transformed="true">
          <draw:text-box>
            <text:p text:style-name="P2"><text:span text:style-name="T7">о задаче: <text:s/></text:span><text:span text:style-name="T6">обучение «без учителя» (unsupervised learning)</text:span></text:p>
            <text:p text:style-name="P2"><text:span text:style-name="T6"/></text:p>
            <text:p text:style-name="P2"><text:span text:style-name="T8">дано:</text:span></text:p>
          </draw:text-box>
        </draw:frame>
        <draw:frame draw:style-name="gr2" draw:text-style-name="P4" draw:layer="layout" svg:width="4.838cm" svg:height="0.773cm" svg:x="1cm" svg:y="7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3.8cm" svg:y="12cm">
          <draw:text-box>
            <text:p text:style-name="P2"><text:span text:style-name="T6">- кластеризатор</text:span></text:p>
          </draw:text-box>
        </draw:frame>
        <draw:frame presentation:style-name="pr9" draw:text-style-name="P3" draw:layer="layout" svg:width="7.4cm" svg:height="1.906cm" svg:x="1.2cm" svg:y="9.67cm">
          <draw:text-box>
            <text:p text:style-name="P2"><text:span text:style-name="T8">найти:</text:span></text:p>
            <text:p text:style-name="P2"><text:span text:style-name="T8"/></text:p>
            <text:p text:style-name="P2"><text:span text:style-name="T6">Y - кластеры (метки)</text:span></text:p>
          </draw:text-box>
        </draw:frame>
        <draw:frame draw:style-name="gr2" draw:text-style-name="P4" draw:layer="layout" svg:width="2.601cm" svg:height="0.737cm" svg:x="1.199cm" svg:y="1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5.8cm" svg:y="7.8cm">
          <draw:text-box>
            <text:p><text:span text:style-name="T9">- функция расстояния (</text:span><text:span text:style-name="T6">метрика)</text:span></text:p>
          </draw:text-box>
        </draw:frame>
        <draw:frame draw:style-name="gr8" draw:text-style-name="P5" draw:layer="layout" svg:width="4.447cm" svg:height="0.989cm" svg:x="1cm" svg:y="6.639cm">
          <draw:text-box>
            <text:p><text:span text:style-name="T6">X - объекты</text:span></text:p>
          </draw:text-box>
        </draw:frame>
        <draw:frame presentation:style-name="pr10" draw:text-style-name="P3" draw:layer="layout" svg:width="16.6cm" svg:height="2.4cm" svg:x="1cm" svg:y="13cm">
          <draw:text-box>
            <text:p text:style-name="P2"><text:span text:style-name="T6">- кластер состоит из близких объектов</text:span></text:p>
            <text:p text:style-name="P2"><text:span text:style-name="T6"/></text:p>
            <text:p text:style-name="P2"><text:span text:style-name="T6">- объекты разных кластеров существенно разны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1" draw:text-style-name="P3" draw:layer="layout" svg:width="20.799cm" svg:height="5.081cm" svg:x="1.201cm" svg:y="4.719cm" presentation:class="subtitle" presentation:user-transformed="true">
          <draw:text-box>
            <text:p text:style-name="P2"><text:span text:style-name="T6"/></text:p>
            <text:p text:style-name="P2"><text:span text:style-name="T6"><text:s text:c="2"/></text:span></text:p>
            <text:p text:style-name="P2"><text:span text:style-name="T6"/></text:p>
            <text:p text:style-name="P2"><text:span text:style-name="T6">о некорректности (размытости) постановки </text:span></text:p>
            <text:p text:style-name="P2"><text:span text:style-name="T6"/></text:p>
            <text:p text:style-name="P2"><text:span text:style-name="T6">цели кластеризации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2" draw:text-style-name="P3" draw:layer="layout" svg:width="20.799cm" svg:height="15.756cm" svg:x="1.201cm" svg:y="3.644cm" presentation:class="subtitle" presentation:user-transformed="true">
          <draw:text-box>
            <text:p text:style-name="P2"><text:span text:style-name="T6">о задаче кластеризации <text:s/></text:span></text:p>
            <text:p text:style-name="P2"><text:span text:style-name="T6">о некорректности (размытости) постановки </text:span></text:p>
            <text:p text:style-name="P2"><text:span text:style-name="T6">цели кластеризации</text:span></text:p>
            <text:p text:style-name="P2"><text:span text:style-name="T6"/></text:p>
            <text:p text:style-name="P2"><text:span text:style-name="T6">типы кластеров </text:span></text:p>
            <text:p text:style-name="P2"><text:span text:style-name="T6"><text:s text:c="2"/></text:span><text:span text:style-name="T6">ленточные, </text:span></text:p>
            <text:p text:style-name="P2"><text:span text:style-name="T6"><text:s text:c="2"/></text:span><text:span text:style-name="T6">с центром,</text:span></text:p>
            <text:p text:style-name="P2"><text:span text:style-name="T6"><text:s text:c="2"/></text:span><text:span text:style-name="T6">с соединениями,</text:span></text:p>
            <text:p text:style-name="P2"><text:span text:style-name="T6"><text:s text:c="2"/></text:span><text:span text:style-name="T6">с шумом,</text:span></text:p>
            <text:p text:style-name="P2"><text:span text:style-name="T6"><text:s text:c="2"/></text:span><text:span text:style-name="T6">с наложением</text:span></text:p>
            <text:p text:style-name="P2"><text:span text:style-name="T6"><text:s text:c="2"/></text:span><text:span text:style-name="T6">не близость но тип регулярности</text:span></text:p>
            <text:p text:style-name="P2"><text:span text:style-name="T6"><text:s text:c="2"/></text:span><text:span text:style-name="T6">могут отсутствовать</text:span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9" draw:text-style-name="P5" draw:layer="layout" svg:width="15.493cm" svg:height="9.602cm" svg:x="4cm" svg:y="4.4cm">
          <draw:text-box>
            <text:p/>
            <text:p>k-means, <text:s/>сравнение с ем</text:p>
            <text:p>КНП, </text:p>
            <text:p>ФОРЭЛ</text:p>
            <text:p>dbscan</text:p>
            <text:p>иерархическая кластеризация</text:p>
            <text:p/>
            <text:p>частичное обучение SSL</text:p>
            <text:p>оценка кластеризации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10" draw:text-style-name="P4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4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5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3" draw:layer="layout" svg:width="25.199cm" svg:height="1.763cm" svg:x="0.801cm" svg:y="1.637cm" presentation:class="title" presentation:user-transformed="true">
          <draw:text-box>
            <text:p><text:span text:style-name="T5">кластеризация: <text:s/>литература</text:span></text:p>
          </draw:text-box>
        </draw:frame>
        <draw:frame draw:style-name="gr11" draw:text-style-name="P7" draw:layer="layout" svg:width="24.2cm" svg:height="14.208cm" svg:x="1cm" svg:y="4.6cm">
          <draw:text-box>
            <text:p><text:span text:style-name="T10">git clone </text:span><text:span text:style-name="T11">https://github.com/mechanoid5/ml_lectorium.git</text:span></text:p>
            <text:p><text:span text:style-name="T10"/></text:p>
            <text:list text:style-name="L2">
              <text:list-item>
                <text:p><text:span text:style-name="T10">К.В. Воронцов Методы кластеризации. - курс </text:span><text:span text:style-name="T10">"Машинное обучение" ШАД Яндекс 2014</text:span></text:p>
                <text:p><text:span text:style-name="T10"/></text:p>
              </text:list-item>
              <text:list-item>
                <text:p><text:span text:style-name="T10">Е.С.Борисов Кластеризатор на основе </text:span><text:span text:style-name="T10">алгоритма k-means.</text:span></text:p>
                <text:p><text:span text:style-name="T11">http://mechanoid.kiev.ua/ml-k-means.html</text:span></text:p>
                <text:p><text:span text:style-name="T10"/></text:p>
              </text:list-item>
              <text:list-item>
                <text:p><text:span text:style-name="T10">Е.С.Борисов Метод кластеризации КНП.</text:span></text:p>
                <text:p><text:span text:style-name="T11">http://mechanoid.kiev.ua/ml-knp.html</text:span></text:p>
                <text:p><text:span text:style-name="T10"/></text:p>
              </text:list-item>
              <text:list-item>
                <text:p><text:span text:style-name="T10">Е.С.Борисов Метод кластеризации ФОРЭЛ.</text:span></text:p>
                <text:p><text:span text:style-name="T11">http://mechanoid.kiev.ua/ml-forel.html</text:span></text:p>
                <text:p><text:span text:style-name="T10"/></text:p>
              </text:list-item>
              <text:list-item>
                <text:p><text:span text:style-name="T10">Е.С.Борисов Метод иерархической </text:span><text:span text:style-name="T10">кластеризации.</text:span></text:p>
                <text:p><text:span text:style-name="T11">http://mechanoid.kiev.ua/ml-lnwl.html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4" draw:text-style-name="P8" draw:layer="layout" svg:width="25.199cm" svg:height="15.2cm" svg:x="1.4cm" svg:y="4cm" presentation:class="subtitle" presentation:user-transformed="true">
          <draw:text-box>
            <text:p text:style-name="P4"><text:span text:style-name="T12">Вопросы ?</text:span></text:p>
          </draw:text-box>
        </draw:frame>
        <draw:frame draw:style-name="gr12" draw:text-style-name="P9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5" draw:layer="layout" svg:width="20.8cm" svg:height="1.743cm" svg:x="1cm" svg:y="1.833cm" presentation:class="title" presentation:user-transformed="true">
          <draw:text-box>
            <text:p><text:span text:style-name="T5">кластеризация: </text:span><text:span text:style-name="T13">практика</text:span></text:p>
          </draw:text-box>
        </draw:frame>
        <draw:frame draw:style-name="gr13" draw:text-style-name="P9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4" draw:text-style-name="P9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5" draw:text-style-name="P11" draw:layer="layout" svg:width="15.2cm" svg:height="12.043cm" svg:x="5.6cm" svg:y="4.179cm">
          <draw:text-box>
            <text:p text:style-name="P4"><text:span text:style-name="T14"/></text:p>
            <text:p text:style-name="P4"><text:span text:style-name="T14"/></text:p>
            <text:p text:style-name="P4"><text:span text:style-name="T14"/></text:p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0">sklearn.datasets</text:p>
            <text:p text:style-name="P4">UCI Repository</text:p>
            <text:p text:style-name="P4">kaggle</text:p>
            <text:p text:style-name="P4"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30T16:26:44.057255927</dc:date>
    <meta:editing-duration>P1DT2H41M16S</meta:editing-duration>
    <meta:editing-cycles>352</meta:editing-cycles>
    <meta:generator>LibreOffice/6.1.2.1$Linux_X86_64 LibreOffice_project/10$Build-1</meta:generator>
    <meta:document-statistic meta:object-count="104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